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7b9c7f" officeooo:paragraph-rsid="007b9c7f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ext_20_body">
      <style:text-properties style:text-position="0% 100%" officeooo:rsid="007a2dda" officeooo:paragraph-rsid="007a2dda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10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1" style:family="paragraph" style:parent-style-name="Text_20_body" style:list-style-name="L1">
      <style:text-properties officeooo:rsid="007adf72" officeooo:paragraph-rsid="007adf72"/>
    </style:style>
    <style:style style:name="P12" style:family="paragraph" style:parent-style-name="Text_20_body" style:list-style-name="L1">
      <style:text-properties officeooo:rsid="007adf72" officeooo:paragraph-rsid="007adf72"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7c4759" style:font-weight-asian="bold" style:font-weight-complex="bold"/>
    </style:style>
    <style:style style:name="T4" style:family="text">
      <style:text-properties officeooo:rsid="007adf7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a1" table:style-name="Tabla1">
        <table:table-column table:style-name="Tabla1.A"/>
        <table:table-column table:style-name="Tabla1.B"/>
        <table:table-row table:style-name="TableLine2389520453328">
          <table:table-cell table:style-name="Tabla1.A1" office:value-type="string">
            <text:p text:style-name="P7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6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Chips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2389520460400">
          <table:table-cell table:style-name="Tabla4.A1" office:value-type="string">
            <text:p text:style-name="P8"><draw:frame draw:style-name="fr1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4">1. <text:span text:style-name="T4">Indica como se chama o chip das placas base que se encarga da comunicación cos periféricos</text:span></text:p>
            <text:list xml:id="list4192649511" text:style-name="L1">
              <text:list-item>
                <text:p text:style-name="P11">BIOS</text:p>
              </text:list-item>
              <text:list-item>
                <text:p text:style-name="P11">CMOS</text:p>
              </text:list-item>
              <text:list-item>
                <text:p text:style-name="P11">CPU</text:p>
              </text:list-item>
              <text:list-item>
                <text:p text:style-name="P11">North bridge</text:p>
              </text:list-item>
              <text:list-item>
                <text:p text:style-name="P12">South bridge</text:p>
              </text:list-item>
            </text:list>
          </table:table-cell>
        </table:table-row>
        <table:table-row table:style-name="TableLine2389520461488">
          <table:table-cell table:style-name="Tabla4.A2" table:number-columns-spanned="2" office:value-type="string">
            <text:p text:style-name="P9">Resposta</text:p>
          </table:table-cell>
          <table:covered-table-cell/>
        </table:table-row>
        <table:table-row table:style-name="TableLine2389520457952">
          <table:table-cell table:style-name="Tabla4.A3" table:number-columns-spanned="2" office:value-type="string">
            <text:p text:style-name="P5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0-04T17:37:01.833000000</dc:date>
    <meta:editing-duration>PT9H35M27S</meta:editing-duration>
    <meta:editing-cycles>169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3" meta:word-count="36" meta:character-count="177" meta:non-whitespace-character-count="154"/>
  </office:meta>
</office:document-meta>
</file>